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9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28.svm" manifest:media-type=""/>
  <manifest:file-entry manifest:full-path="Pictures/TablePreview14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26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19.svm" manifest:media-type=""/>
  <manifest:file-entry manifest:full-path="Pictures/10000201000004000000031157387BD0.png" manifest:media-type="image/png"/>
  <manifest:file-entry manifest:full-path="Pictures/TablePreview2.svm" manifest:media-type=""/>
  <manifest:file-entry manifest:full-path="Pictures/TablePreview27.svm" manifest:media-type=""/>
  <manifest:file-entry manifest:full-path="Pictures/100002010000040000000311E4CDBA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367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66" draw:textarea-vertical-align="middle" draw:auto-grow-height="false" fo:min-height="0.749cm" fo:min-width="0.49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ff66" draw:textarea-vertical-align="middle" draw:auto-grow-height="false" fo:min-height="0.749cm" fo:min-width="0.499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519cm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13" style:family="graphic" style:parent-style-name="standard">
      <style:graphic-properties draw:fill-color="#ff6666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top" draw:auto-grow-height="false"/>
    </style:style>
    <style:style style:name="gr15" style:family="graphic" style:parent-style-name="standard">
      <style:graphic-properties draw:fill="none" draw:textarea-horizontal-align="justify" draw:textarea-vertical-align="top" draw:auto-grow-height="false"/>
    </style:style>
    <style:style style:name="gr16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r1" style:family="presentation" style:parent-style-name="bb-notes">
      <style:graphic-properties draw:fill-color="#ffffff" draw:auto-grow-height="true" fo:min-height="13.364cm"/>
    </style:style>
    <style:style style:name="pr2" style:family="presentation" style:parent-style-name="bl111-title">
      <style:graphic-properties draw:auto-grow-height="true" fo:min-height="3.506cm"/>
    </style:style>
    <style:style style:name="pr3" style:family="presentation" style:parent-style-name="bl111-notes">
      <style:graphic-properties draw:fill-color="#ffffff" draw:auto-grow-height="true" fo:min-height="13.364cm"/>
    </style:style>
    <style:style style:name="pr4" style:family="presentation" style:parent-style-name="bl111-title">
      <style:graphic-properties draw:auto-grow-height="true" fo:min-height="2.597cm"/>
    </style:style>
    <style:style style:name="pr5" style:family="presentation" style:parent-style-name="bl111-notes">
      <style:graphic-properties draw:fill-color="#ffffff" fo:min-height="13.364cm"/>
    </style:style>
    <style:style style:name="pr6" style:family="presentation" style:parent-style-name="bl111-outline1">
      <style:graphic-properties fo:min-height="11.929cm"/>
    </style:style>
    <style:style style:name="co1" style:family="table-column">
      <style:table-column-properties style:column-width="8.298cm" style:use-optimal-column-width="false"/>
    </style:style>
    <style:style style:name="co2" style:family="table-column">
      <style:table-column-properties style:column-width="8.301cm" style:use-optimal-column-width="false"/>
    </style:style>
    <style:style style:name="co3" style:family="table-column">
      <style:table-column-properties style:column-width="2.148cm" style:use-optimal-column-width="false"/>
    </style:style>
    <style:style style:name="co4" style:family="table-column">
      <style:table-column-properties style:column-width="4.91cm" style:use-optimal-column-width="false"/>
    </style:style>
    <style:style style:name="co5" style:family="table-column">
      <style:table-column-properties style:column-width="6.864cm" style:use-optimal-column-width="false"/>
    </style:style>
    <style:style style:name="co6" style:family="table-column">
      <style:table-column-properties style:column-width="3.194cm" style:use-optimal-column-width="false"/>
    </style:style>
    <style:style style:name="co7" style:family="table-column">
      <style:table-column-properties style:column-width="2.258cm" style:use-optimal-column-width="false"/>
    </style:style>
    <style:style style:name="co8" style:family="table-column">
      <style:table-column-properties style:column-width="2.257cm" style:use-optimal-column-width="false"/>
    </style:style>
    <style:style style:name="co9" style:family="table-column">
      <style:table-column-properties style:column-width="2.875cm" style:use-optimal-column-width="false"/>
    </style:style>
    <style:style style:name="co10" style:family="table-column">
      <style:table-column-properties style:column-width="2.87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ro3" style:family="table-row">
      <style:table-row-properties style:row-height="1.273cm"/>
    </style:style>
    <style:style style:name="ro4" style:family="table-row">
      <style:table-row-properties style:row-height="2.208cm"/>
    </style:style>
    <style:style style:name="ro5" style:family="table-row">
      <style:table-row-properties style:row-height="0.817cm"/>
    </style:style>
    <style:style style:name="ro6" style:family="table-row">
      <style:table-row-properties style:row-height="0.947cm"/>
    </style:style>
    <style:style style:name="ro7" style:family="table-row">
      <style:table-row-properties style:row-height="0.974cm"/>
    </style:style>
    <style:style style:name="ro8" style:family="table-row">
      <style:table-row-properties style:row-height="0.98cm"/>
    </style:style>
    <style:style style:name="ro9" style:family="table-row">
      <style:table-row-properties style:row-height="0.973cm"/>
    </style:style>
    <style:style style:name="ro10" style:family="table-row">
      <style:table-row-properties style:row-height="0.976cm"/>
    </style:style>
    <style:style style:name="ro11" style:family="table-row">
      <style:table-row-properties style:row-height="1.057cm"/>
    </style:style>
    <style:style style:name="ro12" style:family="table-row">
      <style:table-row-properties style:row-height="0.676cm"/>
    </style:style>
    <style:style style:name="ro13" style:family="table-row">
      <style:table-row-properties style:row-height="1.145cm"/>
    </style:style>
    <style:style style:name="ro14" style:family="table-row">
      <style:table-row-properties style:row-height="0.71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style:text-autospace="none"/>
    </style:style>
    <style:style style:name="ce3" style:family="table-cell">
      <style:graphic-properties style:repeat="repeat"/>
      <style:text-properties fo:font-size="15pt" style:font-size-asian="15pt" style:font-size-complex="15p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style:text-autospace="none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8.1000003814697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b" presentation:presentation-page-layout-name="AL1T19">
        <draw:frame draw:style-name="gr1" draw:text-style-name="P1" draw:layer="layout" svg:width="8.022cm" svg:height="1.28cm" svg:x="2.083cm" svg:y="15.931cm">
          <draw:text-box>
            <text:p><text:span text:style-name="T1">ARMv8 Bo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111" presentation:presentation-page-layout-name="AL1T19">
        <draw:frame presentation:style-name="pr2" draw:layer="layout" svg:width="25.199cm" svg:height="3.506cm" svg:x="1.4cm" svg:y="0.837cm" presentation:class="title">
          <draw:text-box>
            <text:p>Levels / Binaries</text:p>
          </draw:text-box>
        </draw:frame>
        <draw:frame draw:style-name="standard" draw:layer="layout" svg:width="16.598cm" svg:height="6.803cm" svg:x="5.222cm" svg:y="4.356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>BL0</text:p>
              </table:table-cell>
              <table:table-cell>
                <text:p>SCP Trusted ROM image</text:p>
              </table:table-cell>
            </table:table-row>
            <table:table-row table:style-name="ro2" table:default-cell-style-name="ce1">
              <table:table-cell>
                <text:p>BL1</text:p>
              </table:table-cell>
              <table:table-cell>
                <text:p>AP Trusted ROM image</text:p>
              </table:table-cell>
            </table:table-row>
            <table:table-row table:style-name="ro2" table:default-cell-style-name="ce1">
              <table:table-cell>
                <text:p>BL2</text:p>
              </table:table-cell>
              <table:table-cell>
                <text:p>Initial Setup and Load</text:p>
              </table:table-cell>
            </table:table-row>
            <table:table-row table:style-name="ro2" table:default-cell-style-name="ce1">
              <table:table-cell>
                <text:p>BL3-0</text:p>
              </table:table-cell>
              <table:table-cell>
                <text:p>SCP SRAM image</text:p>
              </table:table-cell>
            </table:table-row>
            <table:table-row table:style-name="ro2" table:default-cell-style-name="ce1">
              <table:table-cell>
                <text:p>BL3-1</text:p>
              </table:table-cell>
              <table:table-cell>
                <text:p>AP SRAM image</text:p>
              </table:table-cell>
            </table:table-row>
            <table:table-row table:style-name="ro2" table:default-cell-style-name="ce1">
              <table:table-cell>
                <text:p>BL3-2</text:p>
              </table:table-cell>
              <table:table-cell>
                <text:p>Trusted OS</text:p>
              </table:table-cell>
            </table:table-row>
            <table:table-row table:style-name="ro2" table:default-cell-style-name="ce1">
              <table:table-cell>
                <text:p>BL3-3</text:p>
              </table:table-cell>
              <table:table-cell>
                <text:p>BootLoader (u-boot, UEFI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921cm" svg:height="7.299cm" svg:x="6.769cm" svg:y="11.765cm">
          <table:table table:template-name="default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style-name="ce1"/>
              <table:table-cell>
                <text:p text:style-name="P2"><text:span text:style-name="T2">Non-secure</text:span></text:p>
              </table:table-cell>
              <table:table-cell>
                <text:p text:style-name="P2"><text:span text:style-name="T2">Secure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2">EL0</text:span></text:p>
              </table:table-cell>
              <table:table-cell>
                <text:p text:style-name="P2"><text:span text:style-name="T2">Apps</text:span></text:p>
              </table:table-cell>
              <table:table-cell>
                <text:p text:style-name="P2"><text:span text:style-name="T2">Secure apps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2">EL1</text:span></text:p>
              </table:table-cell>
              <table:table-cell>
                <text:p text:style-name="P2"><text:span text:style-name="T2">Rich OS</text:span></text:p>
              </table:table-cell>
              <table:table-cell>
                <text:p text:style-name="P2"><text:span text:style-name="T2">Trusted OS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2">EL2</text:span></text:p>
              </table:table-cell>
              <table:table-cell>
                <text:p text:style-name="P2"><text:span text:style-name="T2">Hypervisor</text:span></text:p>
              </table:table-cell>
              <table:table-cell table:style-name="ce1"/>
            </table:table-row>
            <table:table-row table:style-name="ro4" table:default-cell-style-name="ce2">
              <table:table-cell>
                <text:p text:style-name="P2"><text:span text:style-name="T2">EL3</text:span></text:p>
              </table:table-cell>
              <table:table-cell table:style-name="ce1"/>
              <table:table-cell>
                <text:p text:style-name="P2"><text:span text:style-name="T2">Secure Firmware</text:span><text:span text:style-name="T2"><text:line-break/></text:span><text:span text:style-name="T2">Secure Monito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9cm" svg:height="11.136cm" svg:x="3.075cm" svg:y="2.257cm" draw:page-number="2" presentation:class="page"/>
          <draw:frame presentation:style-name="pr3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111" presentation:presentation-page-layout-name="AL1T19">
        <draw:frame draw:style-name="standard" draw:layer="layout" svg:width="3.193cm" svg:height="9.719cm" svg:x="1.254cm" svg:y="4.066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ce1">
                <text:p><text:span text:style-name="T2">Storage</text:span></text:p>
              </table:table-cell>
            </table:table-row>
            <table:table-row table:style-name="ro2">
              <table:table-cell table:style-name="ce1">
                <text:p><text:span text:style-name="T2">BL2</text:span></text:p>
              </table:table-cell>
            </table:table-row>
            <table:table-row table:style-name="ro2">
              <table:table-cell table:style-name="ce1">
                <text:p><text:span text:style-name="T2">BL3-0</text:span></text:p>
              </table:table-cell>
            </table:table-row>
            <table:table-row table:style-name="ro2">
              <table:table-cell table:style-name="ce1">
                <text:p><text:span text:style-name="T2">BL3-1</text:span></text:p>
              </table:table-cell>
            </table:table-row>
            <table:table-row table:style-name="ro2">
              <table:table-cell table:style-name="ce1">
                <text:p><text:span text:style-name="T2">BL3-2</text:span></text:p>
              </table:table-cell>
            </table:table-row>
            <table:table-row table:style-name="ro2">
              <table:table-cell table:style-name="ce1">
                <text:p><text:span text:style-name="T2">BL3-3</text:span></text:p>
              </table:table-cell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193cm" svg:height="9.719cm" svg:x="5.42cm" svg:y="4.095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1">
                <text:p><text:span text:style-name="T2">ROM</text:span></text:p>
              </table:table-cell>
            </table:table-row>
            <table:table-row table:style-name="ro2">
              <table:table-cell table:style-name="ce1">
                <text:p><text:span text:style-name="T2">BL1</text:span></text:p>
              </table:table-cell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193cm" svg:height="9.718cm" svg:x="9.163cm" svg:y="4.065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3">Trusted RAM</text:span></text:p>
              </table:table-cell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8"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193cm" svg:height="9.732cm" svg:x="12.992cm" svg:y="3.968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1">
                <text:p><text:span text:style-name="T2">DDR</text:span></text:p>
              </table:table-cell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10">
              <table:table-cell table:style-name="ce1"/>
            </table:table-row>
          </table:table>
          <draw:image xlink:href="Pictures/TablePreview6.svm" xlink:type="simple" xlink:show="embed" xlink:actuate="onLoad"/>
        </draw:frame>
        <draw:line draw:style-name="gr3" draw:text-style-name="P4" draw:layer="layout" svg:x1="12.802cm" svg:y1="8.753cm" svg:x2="19.168cm" svg:y2="8.725cm">
          <text:p/>
        </draw:line>
        <draw:frame draw:style-name="gr4" draw:text-style-name="P5" draw:layer="layout" svg:width="2.509cm" svg:height="0.962cm" svg:x="16.354cm" svg:y="7.036cm">
          <draw:text-box>
            <text:p><text:span text:style-name="T2">Secure</text:span></text:p>
          </draw:text-box>
        </draw:frame>
        <draw:frame draw:style-name="gr4" draw:text-style-name="P5" draw:layer="layout" svg:width="3.846cm" svg:height="0.962cm" svg:x="16.185cm" svg:y="10.33cm">
          <draw:text-box>
            <text:p><text:span text:style-name="T2">Non Secure</text:span></text:p>
          </draw:text-box>
        </draw:frame>
        <draw:frame draw:style-name="standard" draw:layer="layout" svg:width="3.193cm" svg:height="9.718cm" svg:x="20.282cm" svg:y="4.15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3">SCP ROM</text:span></text:p>
              </table:table-cell>
            </table:table-row>
            <table:table-row table:style-name="ro7">
              <table:table-cell table:style-name="ce1">
                <text:p><text:span text:style-name="T4">BL0</text:span></text:p>
              </table:table-cell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8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193cm" svg:height="9.718cm" svg:x="23.998cm" svg:y="4.179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3">SCP RAM</text:span></text:p>
              </table:table-cell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8">
              <table:table-cell table:style-name="ce1"/>
            </table:table-row>
          </table:table>
          <draw:image xlink:href="Pictures/TablePreview8.svm" xlink:type="simple" xlink:show="embed" xlink:actuate="onLoad"/>
        </draw:frame>
        <draw:frame presentation:style-name="pr2" draw:layer="layout" svg:width="25.199cm" svg:height="3.506cm" svg:x="1.4cm" svg:y="0.837cm" presentation:class="title">
          <draw:text-box>
            <text:p>Initial State</text:p>
          </draw:text-box>
        </draw:frame>
        <presentation:notes draw:style-name="dp2">
          <draw:page-thumbnail draw:style-name="gr2" draw:layer="layout" svg:width="14.849cm" svg:height="11.136cm" svg:x="3.075cm" svg:y="2.257cm" draw:page-number="3" presentation:class="page"/>
          <draw:frame presentation:style-name="pr3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111" presentation:presentation-page-layout-name="AL1T19">
        <draw:frame draw:style-name="standard" draw:layer="layout" svg:width="3.193cm" svg:height="9.719cm" svg:x="1.254cm" svg:y="4.066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ce1">
                <text:p><text:span text:style-name="T2">Storage</text:span></text:p>
              </table:table-cell>
            </table:table-row>
            <table:table-row table:style-name="ro2">
              <table:table-cell table:style-name="ce1">
                <text:p><text:span text:style-name="T2">BL2</text:span></text:p>
              </table:table-cell>
            </table:table-row>
            <table:table-row table:style-name="ro2">
              <table:table-cell table:style-name="ce1">
                <text:p><text:span text:style-name="T2">BL3-0</text:span></text:p>
              </table:table-cell>
            </table:table-row>
            <table:table-row table:style-name="ro2">
              <table:table-cell table:style-name="ce1">
                <text:p><text:span text:style-name="T2">BL3-1</text:span></text:p>
              </table:table-cell>
            </table:table-row>
            <table:table-row table:style-name="ro2">
              <table:table-cell table:style-name="ce1">
                <text:p><text:span text:style-name="T2">BL3-2</text:span></text:p>
              </table:table-cell>
            </table:table-row>
            <table:table-row table:style-name="ro2">
              <table:table-cell table:style-name="ce1">
                <text:p><text:span text:style-name="T2">BL3-3</text:span></text:p>
              </table:table-cell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193cm" svg:height="9.719cm" svg:x="5.42cm" svg:y="4.095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1">
                <text:p><text:span text:style-name="T2">ROM</text:span></text:p>
              </table:table-cell>
            </table:table-row>
            <table:table-row table:style-name="ro2">
              <table:table-cell table:style-name="ce1">
                <text:p><text:span text:style-name="T2">BL1</text:span></text:p>
              </table:table-cell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193cm" svg:height="9.718cm" svg:x="9.163cm" svg:y="4.065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3">Trusted RAM</text:span></text:p>
              </table:table-cell>
            </table:table-row>
            <table:table-row table:style-name="ro7">
              <table:table-cell table:style-name="ce1">
                <text:p><text:span text:style-name="T4">BL1.bss</text:span></text:p>
              </table:table-cell>
            </table:table-row>
            <table:table-row table:style-name="ro7">
              <table:table-cell table:style-name="ce1">
                <text:p><text:span text:style-name="T4">BL2</text:span></text:p>
              </table:table-cell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8">
              <table:table-cell table:style-name="ce1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193cm" svg:height="9.732cm" svg:x="12.992cm" svg:y="3.968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1">
                <text:p><text:span text:style-name="T2">DDR</text:span></text:p>
              </table:table-cell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9">
              <table:table-cell table:style-name="ce1"/>
            </table:table-row>
            <table:table-row table:style-name="ro10">
              <table:table-cell table:style-name="ce1"/>
            </table:table-row>
          </table:table>
          <draw:image xlink:href="Pictures/TablePreview12.svm" xlink:type="simple" xlink:show="embed" xlink:actuate="onLoad"/>
        </draw:frame>
        <draw:line draw:style-name="gr3" draw:text-style-name="P4" draw:layer="layout" svg:x1="12.802cm" svg:y1="8.753cm" svg:x2="18.351cm" svg:y2="8.725cm">
          <text:p/>
        </draw:line>
        <draw:frame draw:style-name="gr4" draw:text-style-name="P5" draw:layer="layout" svg:width="2.509cm" svg:height="0.962cm" svg:x="16.354cm" svg:y="7.036cm">
          <draw:text-box>
            <text:p><text:span text:style-name="T2">Secure</text:span></text:p>
          </draw:text-box>
        </draw:frame>
        <draw:frame draw:style-name="gr4" draw:text-style-name="P5" draw:layer="layout" svg:width="3.846cm" svg:height="0.962cm" svg:x="16.185cm" svg:y="10.33cm">
          <draw:text-box>
            <text:p><text:span text:style-name="T2">Non Secure</text:span></text:p>
          </draw:text-box>
        </draw:frame>
        <draw:frame draw:style-name="standard" draw:layer="layout" svg:width="3.193cm" svg:height="9.718cm" svg:x="20.282cm" svg:y="4.15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3">SCP ROM</text:span></text:p>
              </table:table-cell>
            </table:table-row>
            <table:table-row table:style-name="ro7">
              <table:table-cell table:style-name="ce1">
                <text:p><text:span text:style-name="T4">BL0</text:span></text:p>
              </table:table-cell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8">
              <table:table-cell table:style-name="ce1"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3.193cm" svg:height="9.718cm" svg:x="23.998cm" svg:y="4.179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3">SCP RAM</text:span></text:p>
              </table:table-cell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8">
              <table:table-cell table:style-name="ce1"/>
            </table:table-row>
          </table:table>
          <draw:image xlink:href="Pictures/TablePreview14.svm" xlink:type="simple" xlink:show="embed" xlink:actuate="onLoad"/>
        </draw:frame>
        <draw:frame presentation:style-name="pr2" draw:layer="layout" svg:width="25.199cm" svg:height="3.506cm" svg:x="1.4cm" svg:y="0.837cm" presentation:class="title">
          <draw:text-box>
            <text:p>BL1 Executes</text:p>
          </draw:text-box>
        </draw:frame>
        <draw:frame draw:style-name="gr5" draw:text-style-name="P6" draw:layer="layout" svg:width="25.867cm" svg:height="2.791cm" svg:x="2.759cm" svg:y="17.733cm">
          <draw:text-box>
            <text:p><text:span text:style-name="T5">1. On reset, SCP executes BL0 its internal ROM and sets up the CPU.</text:span></text:p>
            <text:p><text:span text:style-name="T5">2. CPUx comes out of reset and executes BL1 from secure ROM, it copies the</text:span></text:p>
            <text:p><text:span text:style-name="T5">.bss section to trusted SRAM</text:span></text:p>
            <text:p><text:span text:style-name="T5">3. BL1 load BL2 from External Storage into SRAM and Executes it</text:span></text:p>
          </draw:text-box>
        </draw:frame>
        <draw:custom-shape draw:style-name="gr6" draw:text-style-name="P4" draw:layer="layout" svg:width="2.42cm" svg:height="2.42cm" svg:x="22.716cm" svg:y="14.102cm">
          <text:p text:style-name="P4">SC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42cm" svg:height="2.42cm" svg:x="1.494cm" svg:y="14.384cm">
          <text:p text:style-name="P4">CPUx</text:p>
          <text:p text:style-name="P4">EL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802cm" svg:height="1.464cm" svg:x="6.812cm" svg:y="4.672cm">
          <text:p text:style-name="P4">R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4" draw:layer="layout" svg:width="1.802cm" svg:height="1.464cm" svg:x="21.364cm" svg:y="4.644cm">
          <text:p text:style-name="P4">R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line draw:style-name="gr8" draw:text-style-name="P4" draw:layer="layout" svg:x1="8.359cm" svg:y1="5.601cm" svg:x2="9.558cm" svg:y2="5.601cm">
          <text:p/>
        </draw:line>
        <draw:line draw:style-name="gr8" draw:text-style-name="P4" draw:layer="layout" svg:x1="3.687cm" svg:y1="5.602cm" svg:x2="9.163cm" svg:y2="6.559cm">
          <text:p/>
        </draw:line>
        <draw:frame draw:style-name="standard" draw:layer="layout" svg:width="11.288cm" svg:height="1.056cm" svg:x="7.736cm" svg:y="14.969cm">
          <table:table table:template-name="earth" table:use-first-row-styles="true" table:use-banding-rows-styles="true"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7"/>
            <table:table-row table:style-name="ro11" table:default-cell-style-name="ce1">
              <table:table-cell>
                <text:p text:style-name="P2"><text:span text:style-name="T6">BL1</text:span></text:p>
              </table:table-cell>
              <table:table-cell>
                <text:p text:style-name="P2"><text:span text:style-name="T6">Exeptions</text:span></text:p>
              </table:table-cell>
              <table:table-cell>
                <text:p text:style-name="P2"><text:span text:style-name="T6">Cpu Init</text:span></text:p>
              </table:table-cell>
              <table:table-cell>
                <text:p text:style-name="P2"><text:span text:style-name="T6">MMU</text:span></text:p>
              </table:table-cell>
              <table:table-cell>
                <text:p text:style-name="P2"><text:span text:style-name="T6">Ctrl Register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4.849cm" svg:height="11.136cm" svg:x="3.075cm" svg:y="2.257cm" draw:page-number="4" presentation:class="page"/>
          <draw:frame presentation:style-name="pr3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111" presentation:presentation-page-layout-name="AL1T19">
        <draw:frame draw:style-name="standard" draw:layer="layout" svg:width="3.193cm" svg:height="9.719cm" svg:x="1.254cm" svg:y="4.066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ce1">
                <text:p><text:span text:style-name="T2">Storage</text:span></text:p>
              </table:table-cell>
            </table:table-row>
            <table:table-row table:style-name="ro2">
              <table:table-cell table:style-name="ce1">
                <text:p><text:span text:style-name="T2">BL2</text:span></text:p>
              </table:table-cell>
            </table:table-row>
            <table:table-row table:style-name="ro2">
              <table:table-cell table:style-name="ce1">
                <text:p><text:span text:style-name="T2">BL3-0</text:span></text:p>
              </table:table-cell>
            </table:table-row>
            <table:table-row table:style-name="ro2">
              <table:table-cell table:style-name="ce1">
                <text:p><text:span text:style-name="T2">BL3-1</text:span></text:p>
              </table:table-cell>
            </table:table-row>
            <table:table-row table:style-name="ro2">
              <table:table-cell table:style-name="ce1">
                <text:p><text:span text:style-name="T2">BL3-2</text:span></text:p>
              </table:table-cell>
            </table:table-row>
            <table:table-row table:style-name="ro2">
              <table:table-cell table:style-name="ce1">
                <text:p><text:span text:style-name="T2">BL3-3</text:span></text:p>
              </table:table-cell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3.193cm" svg:height="9.719cm" svg:x="5.42cm" svg:y="4.095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1">
                <text:p><text:span text:style-name="T2">ROM</text:span></text:p>
              </table:table-cell>
            </table:table-row>
            <table:table-row table:style-name="ro2">
              <table:table-cell table:style-name="ce1">
                <text:p><text:span text:style-name="T2">BL1</text:span></text:p>
              </table:table-cell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3.193cm" svg:height="9.718cm" svg:x="9.163cm" svg:y="4.065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3">Trusted RAM</text:span></text:p>
              </table:table-cell>
            </table:table-row>
            <table:table-row table:style-name="ro7">
              <table:table-cell table:style-name="ce1">
                <text:p><text:span text:style-name="T4">BL1.bss</text:span></text:p>
              </table:table-cell>
            </table:table-row>
            <table:table-row table:style-name="ro7">
              <table:table-cell table:style-name="ce1">
                <text:p><text:span text:style-name="T4">BL2</text:span></text:p>
              </table:table-cell>
            </table:table-row>
            <table:table-row table:style-name="ro7">
              <table:table-cell table:style-name="ce3">
                <text:p><text:span text:style-name="T7">BL3-1</text:span></text:p>
              </table:table-cell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8">
              <table:table-cell table:style-name="ce1"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3.193cm" svg:height="9.732cm" svg:x="12.992cm" svg:y="3.968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3">
                <text:p><text:span text:style-name="T8">DDR</text:span></text:p>
              </table:table-cell>
            </table:table-row>
            <table:table-row table:style-name="ro9">
              <table:table-cell table:style-name="ce3">
                <text:p><text:span text:style-name="T8">BL3-0</text:span></text:p>
              </table:table-cell>
            </table:table-row>
            <table:table-row table:style-name="ro9">
              <table:table-cell table:style-name="ce3">
                <text:p><text:span text:style-name="T8">BL3-2</text:span></text:p>
              </table:table-cell>
            </table:table-row>
            <table:table-row table:style-name="ro9">
              <table:table-cell table:style-name="ce3"/>
            </table:table-row>
            <table:table-row table:style-name="ro9">
              <table:table-cell table:style-name="ce3"/>
            </table:table-row>
            <table:table-row table:style-name="ro9">
              <table:table-cell table:style-name="ce3">
                <text:p><text:span text:style-name="T8">BL3-2 addr</text:span></text:p>
              </table:table-cell>
            </table:table-row>
            <table:table-row table:style-name="ro9">
              <table:table-cell table:style-name="ce3">
                <text:p><text:span text:style-name="T8">BL3-3</text:span></text:p>
              </table:table-cell>
            </table:table-row>
            <table:table-row table:style-name="ro9">
              <table:table-cell table:style-name="ce3">
                <text:p><text:span text:style-name="T8">BL3-3 addr</text:span></text:p>
              </table:table-cell>
            </table:table-row>
            <table:table-row table:style-name="ro9">
              <table:table-cell table:style-name="ce1"/>
            </table:table-row>
            <table:table-row table:style-name="ro10">
              <table:table-cell table:style-name="ce1"/>
            </table:table-row>
          </table:table>
          <draw:image xlink:href="Pictures/TablePreview19.svm" xlink:type="simple" xlink:show="embed" xlink:actuate="onLoad"/>
        </draw:frame>
        <draw:line draw:style-name="gr3" draw:text-style-name="P4" draw:layer="layout" svg:x1="12.802cm" svg:y1="8.753cm" svg:x2="18.351cm" svg:y2="8.725cm">
          <text:p/>
        </draw:line>
        <draw:frame draw:style-name="gr4" draw:text-style-name="P5" draw:layer="layout" svg:width="2.509cm" svg:height="0.962cm" svg:x="16.354cm" svg:y="7.036cm">
          <draw:text-box>
            <text:p><text:span text:style-name="T2">Secure</text:span></text:p>
          </draw:text-box>
        </draw:frame>
        <draw:frame draw:style-name="gr4" draw:text-style-name="P5" draw:layer="layout" svg:width="3.846cm" svg:height="0.962cm" svg:x="16.185cm" svg:y="10.33cm">
          <draw:text-box>
            <text:p><text:span text:style-name="T2">Non Secure</text:span></text:p>
          </draw:text-box>
        </draw:frame>
        <draw:frame draw:style-name="standard" draw:layer="layout" svg:width="3.193cm" svg:height="9.718cm" svg:x="20.282cm" svg:y="4.15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3">SCP ROM</text:span></text:p>
              </table:table-cell>
            </table:table-row>
            <table:table-row table:style-name="ro7">
              <table:table-cell table:style-name="ce1">
                <text:p><text:span text:style-name="T4">BL0</text:span></text:p>
              </table:table-cell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8">
              <table:table-cell table:style-name="ce1"/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3.193cm" svg:height="9.718cm" svg:x="23.998cm" svg:y="4.179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3">SCP RAM</text:span></text:p>
              </table:table-cell>
            </table:table-row>
            <table:table-row table:style-name="ro7">
              <table:table-cell table:style-name="ce1">
                <text:p><text:span text:style-name="T4">BL3-0</text:span></text:p>
              </table:table-cell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8">
              <table:table-cell table:style-name="ce1"/>
            </table:table-row>
          </table:table>
          <draw:image xlink:href="Pictures/TablePreview21.svm" xlink:type="simple" xlink:show="embed" xlink:actuate="onLoad"/>
        </draw:frame>
        <draw:frame presentation:style-name="pr2" draw:layer="layout" svg:width="25.199cm" svg:height="3.506cm" svg:x="1.4cm" svg:y="0.837cm" presentation:class="title">
          <draw:text-box>
            <text:p>BL2 Executes</text:p>
          </draw:text-box>
        </draw:frame>
        <draw:frame draw:style-name="gr5" draw:text-style-name="P6" draw:layer="layout" svg:width="25.867cm" svg:height="2.791cm" svg:x="2.442cm" svg:y="17.621cm">
          <draw:text-box>
            <text:p><text:span text:style-name="T5">1. If present, BL2 Loads BL3-0 to Secure Memory and Sends it to SCP</text:span></text:p>
            <text:p><text:span text:style-name="T5">2. BL2 loads BL3-1 to SRAM</text:span></text:p>
            <text:p><text:span text:style-name="T5">3. BL2 loads BL3-2 to Secure Memory and saves the address in Non Secure Memory</text:span></text:p>
            <text:p><text:span text:style-name="T5">4. BL2 loads BL3-3 to NonSecure Memory and saves the address </text:span></text:p>
          </draw:text-box>
        </draw:frame>
        <draw:custom-shape draw:style-name="gr6" draw:text-style-name="P7" draw:layer="layout" svg:width="2.42cm" svg:height="2.42cm" svg:x="23.841cm" svg:y="14.468cm">
          <text:p text:style-name="P4"><text:span text:style-name="T2">S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42cm" svg:height="2.42cm" svg:x="2.704cm" svg:y="14.552cm">
          <text:p text:style-name="P4"><text:span text:style-name="T2">CPUx</text:span></text:p>
          <text:p text:style-name="P4"><text:span text:style-name="T2">S-E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322cm" svg:height="1.013cm" svg:x="10.415cm" svg:y="5.798cm">
          <text:p text:style-name="P4"><text:span text:style-name="T2"/>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line draw:style-name="gr8" draw:text-style-name="P4" draw:layer="layout" svg:x1="4.448cm" svg:y1="6.587cm" svg:x2="13.257cm" svg:y2="5.348cm">
          <text:p/>
        </draw:line>
        <draw:custom-shape draw:style-name="gr10" draw:text-style-name="P4" draw:layer="layout" svg:width="3.631cm" svg:height="1.154cm" svg:x="16.651cm" svg:y="5.011cm">
          <text:p text:style-name="P4">MHU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8" draw:text-style-name="P4" draw:layer="layout" svg:x1="4.448cm" svg:y1="7.262cm" svg:x2="9.401cm" svg:y2="7.318cm">
          <text:p/>
        </draw:line>
        <draw:line draw:style-name="gr8" draw:text-style-name="P4" draw:layer="layout" svg:x1="4.448cm" svg:y1="8.501cm" svg:x2="13.454cm" svg:y2="6.726cm">
          <text:p/>
        </draw:line>
        <draw:line draw:style-name="gr8" draw:text-style-name="P4" draw:layer="layout" svg:x1="4.448cm" svg:y1="9.486cm" svg:x2="12.992cm" svg:y2="10.443cm">
          <text:p/>
        </draw:line>
        <draw:line draw:style-name="gr8" draw:text-style-name="P4" draw:layer="layout" svg:x1="16.185cm" svg:y1="5.376cm" svg:x2="23.998cm" svg:y2="5.489cm">
          <text:p/>
        </draw:line>
        <draw:custom-shape draw:style-name="gr10" draw:text-style-name="P4" draw:layer="layout" svg:width="0.76cm" svg:height="0.648cm" svg:x="7.29cm" svg:y="5.77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cm" svg:height="0.648cm" svg:x="6.728cm" svg:y="7.009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cm" svg:height="0.648cm" svg:x="5.715cm" svg:y="7.853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cm" svg:height="0.648cm" svg:x="7.348cm" svg:y="9.486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4.372cm" svg:height="1.647cm" svg:x="7.218cm" svg:y="15.222cm">
          <table:table table:template-name="earth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9"/>
            <table:table-column table:style-name="co9"/>
            <table:table-row table:style-name="ro12" table:default-cell-style-name="ce1">
              <table:table-cell>
                <text:p text:style-name="P2"><text:span text:style-name="T9">BL1</text:span></text:p>
              </table:table-cell>
              <table:table-cell>
                <text:p text:style-name="P2"><text:span text:style-name="T9">Exeptions</text:span></text:p>
              </table:table-cell>
              <table:table-cell>
                <text:p text:style-name="P2"><text:span text:style-name="T9">Cpu Init</text:span></text:p>
              </table:table-cell>
              <table:table-cell>
                <text:p text:style-name="P2"><text:span text:style-name="T9">MMU</text:span></text:p>
              </table:table-cell>
              <table:table-cell>
                <text:p text:style-name="P2"><text:span text:style-name="T9">Ctrl Register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9">BL2</text:span></text:p>
              </table:table-cell>
              <table:table-cell>
                <text:p text:style-name="P2"><text:span text:style-name="T9">S-EL1 MMU</text:span></text:p>
              </table:table-cell>
              <table:table-cell>
                <text:p text:style-name="P2"><text:span text:style-name="T9">UART</text:span></text:p>
              </table:table-cell>
              <table:table-cell/>
              <table:table-cell>
                <text:p text:style-name="P2"><text:span text:style-name="T9"><text:s/>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2" draw:layer="layout" svg:width="14.849cm" svg:height="11.136cm" svg:x="3.075cm" svg:y="2.257cm" draw:page-number="5" presentation:class="page"/>
          <draw:frame presentation:style-name="pr3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111" presentation:presentation-page-layout-name="AL1T19">
        <draw:frame draw:style-name="standard" draw:layer="layout" svg:width="3.193cm" svg:height="9.719cm" svg:x="1.254cm" svg:y="4.066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ce1">
                <text:p><text:span text:style-name="T2">Storage</text:span></text:p>
              </table:table-cell>
            </table:table-row>
            <table:table-row table:style-name="ro2">
              <table:table-cell table:style-name="ce1">
                <text:p><text:span text:style-name="T2">BL2</text:span></text:p>
              </table:table-cell>
            </table:table-row>
            <table:table-row table:style-name="ro2">
              <table:table-cell table:style-name="ce1">
                <text:p><text:span text:style-name="T2">BL3-0</text:span></text:p>
              </table:table-cell>
            </table:table-row>
            <table:table-row table:style-name="ro2">
              <table:table-cell table:style-name="ce1">
                <text:p><text:span text:style-name="T2">BL3-1</text:span></text:p>
              </table:table-cell>
            </table:table-row>
            <table:table-row table:style-name="ro2">
              <table:table-cell table:style-name="ce1">
                <text:p><text:span text:style-name="T2">BL3-2</text:span></text:p>
              </table:table-cell>
            </table:table-row>
            <table:table-row table:style-name="ro2">
              <table:table-cell table:style-name="ce1">
                <text:p><text:span text:style-name="T2">BL3-3</text:span></text:p>
              </table:table-cell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3.193cm" svg:height="9.719cm" svg:x="5.42cm" svg:y="4.095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1">
                <text:p><text:span text:style-name="T2">ROM</text:span></text:p>
              </table:table-cell>
            </table:table-row>
            <table:table-row table:style-name="ro2">
              <table:table-cell table:style-name="ce1">
                <text:p><text:span text:style-name="T2">BL1</text:span></text:p>
              </table:table-cell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3.193cm" svg:height="9.718cm" svg:x="9.163cm" svg:y="4.065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3">Trusted RAM</text:span></text:p>
              </table:table-cell>
            </table:table-row>
            <table:table-row table:style-name="ro7">
              <table:table-cell table:style-name="ce1">
                <text:p><text:span text:style-name="T4">BL1.bss</text:span></text:p>
              </table:table-cell>
            </table:table-row>
            <table:table-row table:style-name="ro7">
              <table:table-cell table:style-name="ce1">
                <text:p><text:span text:style-name="T4">BL2</text:span></text:p>
              </table:table-cell>
            </table:table-row>
            <table:table-row table:style-name="ro7">
              <table:table-cell table:style-name="ce3">
                <text:p><text:span text:style-name="T7">BL3-1</text:span></text:p>
              </table:table-cell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8">
              <table:table-cell table:style-name="ce1"/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3.193cm" svg:height="9.732cm" svg:x="12.992cm" svg:y="3.968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3">
                <text:p><text:span text:style-name="T8">DDR</text:span></text:p>
              </table:table-cell>
            </table:table-row>
            <table:table-row table:style-name="ro9">
              <table:table-cell table:style-name="ce3">
                <text:p><text:span text:style-name="T8">BL3-0</text:span></text:p>
              </table:table-cell>
            </table:table-row>
            <table:table-row table:style-name="ro9">
              <table:table-cell table:style-name="ce3">
                <text:p><text:span text:style-name="T8">BL3-2</text:span></text:p>
              </table:table-cell>
            </table:table-row>
            <table:table-row table:style-name="ro9">
              <table:table-cell table:style-name="ce3"/>
            </table:table-row>
            <table:table-row table:style-name="ro9">
              <table:table-cell table:style-name="ce3"/>
            </table:table-row>
            <table:table-row table:style-name="ro9">
              <table:table-cell table:style-name="ce3">
                <text:p><text:span text:style-name="T8">BL3-2 addr</text:span></text:p>
              </table:table-cell>
            </table:table-row>
            <table:table-row table:style-name="ro9">
              <table:table-cell table:style-name="ce3">
                <text:p><text:span text:style-name="T8">BL3-3</text:span></text:p>
              </table:table-cell>
            </table:table-row>
            <table:table-row table:style-name="ro9">
              <table:table-cell table:style-name="ce3">
                <text:p><text:span text:style-name="T8">BL3-3 addr</text:span></text:p>
              </table:table-cell>
            </table:table-row>
            <table:table-row table:style-name="ro9">
              <table:table-cell table:style-name="ce1"/>
            </table:table-row>
            <table:table-row table:style-name="ro10">
              <table:table-cell table:style-name="ce1"/>
            </table:table-row>
          </table:table>
          <draw:image xlink:href="Pictures/TablePreview26.svm" xlink:type="simple" xlink:show="embed" xlink:actuate="onLoad"/>
        </draw:frame>
        <draw:line draw:style-name="gr3" draw:text-style-name="P4" draw:layer="layout" svg:x1="12.802cm" svg:y1="8.753cm" svg:x2="18.351cm" svg:y2="8.725cm">
          <text:p/>
        </draw:line>
        <draw:frame draw:style-name="gr4" draw:text-style-name="P5" draw:layer="layout" svg:width="2.509cm" svg:height="0.962cm" svg:x="16.354cm" svg:y="7.036cm">
          <draw:text-box>
            <text:p><text:span text:style-name="T2">Secure</text:span></text:p>
          </draw:text-box>
        </draw:frame>
        <draw:frame draw:style-name="gr4" draw:text-style-name="P5" draw:layer="layout" svg:width="3.846cm" svg:height="0.962cm" svg:x="16.185cm" svg:y="10.33cm">
          <draw:text-box>
            <text:p><text:span text:style-name="T2">Non Secure</text:span></text:p>
          </draw:text-box>
        </draw:frame>
        <draw:frame draw:style-name="standard" draw:layer="layout" svg:width="3.193cm" svg:height="9.718cm" svg:x="20.282cm" svg:y="4.15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3">SCP ROM</text:span></text:p>
              </table:table-cell>
            </table:table-row>
            <table:table-row table:style-name="ro7">
              <table:table-cell table:style-name="ce1">
                <text:p><text:span text:style-name="T4">BL0</text:span></text:p>
              </table:table-cell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8">
              <table:table-cell table:style-name="ce1"/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3.193cm" svg:height="9.718cm" svg:x="23.998cm" svg:y="4.179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1">
                <text:p><text:span text:style-name="T3">SCP RAM</text:span></text:p>
              </table:table-cell>
            </table:table-row>
            <table:table-row table:style-name="ro7">
              <table:table-cell table:style-name="ce1">
                <text:p><text:span text:style-name="T4">BL3-0</text:span></text:p>
              </table:table-cell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7">
              <table:table-cell table:style-name="ce1"/>
            </table:table-row>
            <table:table-row table:style-name="ro8">
              <table:table-cell table:style-name="ce1"/>
            </table:table-row>
          </table:table>
          <draw:image xlink:href="Pictures/TablePreview28.svm" xlink:type="simple" xlink:show="embed" xlink:actuate="onLoad"/>
        </draw:frame>
        <draw:frame presentation:style-name="pr2" draw:layer="layout" svg:width="25.199cm" svg:height="3.506cm" svg:x="1.4cm" svg:y="0.837cm" presentation:class="title">
          <draw:text-box>
            <text:p>BL3-1 Executes</text:p>
          </draw:text-box>
        </draw:frame>
        <draw:frame draw:style-name="gr11" draw:text-style-name="P6" draw:layer="layout" svg:width="10.095cm" svg:height="2.156cm" svg:x="3.66cm" svg:y="18.043cm">
          <draw:text-box>
            <text:p><text:span text:style-name="T5">1. BL2 returns to BL1 with SMC #0</text:span></text:p>
            <text:p><text:span text:style-name="T5">2. BL1 executes BL3-1</text:span></text:p>
            <text:p><text:span text:style-name="T5">3. BL3-1 can override init done by BL0</text:span></text:p>
          </draw:text-box>
        </draw:frame>
        <draw:custom-shape draw:style-name="gr6" draw:text-style-name="P7" draw:layer="layout" svg:width="2.42cm" svg:height="2.42cm" svg:x="22.716cm" svg:y="14.468cm">
          <text:p text:style-name="P4"><text:span text:style-name="T2">S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42cm" svg:height="2.42cm" svg:x="2.029cm" svg:y="14.496cm">
          <text:p text:style-name="P4"><text:span text:style-name="T2">CPUx</text:span></text:p>
          <text:p text:style-name="P4"><text:span text:style-name="T2">EL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322cm" svg:height="1.013cm" svg:x="11.035cm" svg:y="6.81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line draw:style-name="gr8" draw:text-style-name="P4" draw:layer="layout" svg:x1="9.163cm" svg:y1="6.277cm" svg:x2="7.897cm" svg:y2="5.292cm">
          <text:p/>
        </draw:line>
        <draw:line draw:style-name="gr8" draw:text-style-name="P4" draw:layer="layout" svg:x1="7.755cm" svg:y1="5.8cm" svg:x2="9.163cm" svg:y2="7.234cm">
          <text:p/>
        </draw:line>
        <draw:frame draw:style-name="gr4" draw:layer="layout" svg:width="12.597cm" svg:height="2.384cm" svg:x="14.805cm" svg:y="17.86cm">
          <draw:text-box>
            <text:p>Re- initializes: MMU, Exception, Uart</text:p>
            <text:p>Initializes: GIC, CPU PM, Runtime Service,</text:p>
            <text:p>BL3-2 init, jump to BL3-3 in EL2 or EL1</text:p>
          </draw:text-box>
        </draw:frame>
        <draw:frame draw:style-name="standard" draw:layer="layout" svg:width="13.546cm" svg:height="3.004cm" svg:x="6.973cm" svg:y="14.229cm">
          <table:table table:template-name="earth" table:use-first-row-styles="true" table:use-banding-rows-styles="true"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7"/>
            <table:table-column table:style-name="co7"/>
            <table:table-row table:style-name="ro13" table:default-cell-style-name="ce1">
              <table:table-cell>
                <text:p text:style-name="P2"><text:span text:style-name="T6">BL1</text:span></text:p>
              </table:table-cell>
              <table:table-cell>
                <text:p text:style-name="P2"><text:span text:style-name="T6">Exeptions</text:span></text:p>
              </table:table-cell>
              <table:table-cell>
                <text:p text:style-name="P2"><text:span text:style-name="T6">Cpu Init</text:span></text:p>
              </table:table-cell>
              <table:table-cell>
                <text:p text:style-name="P2"><text:span text:style-name="T6">MMU</text:span></text:p>
              </table:table-cell>
              <table:table-cell>
                <text:p text:style-name="P2"><text:span text:style-name="T6">Ctrl Register</text:span></text:p>
              </table:table-cell>
              <table:table-cell/>
            </table:table-row>
            <table:table-row table:style-name="ro13" table:default-cell-style-name="ce1">
              <table:table-cell>
                <text:p text:style-name="P2"><text:span text:style-name="T6">BL2</text:span></text:p>
              </table:table-cell>
              <table:table-cell>
                <text:p text:style-name="P2"><text:span text:style-name="T6">S-EL1 MMU</text:span></text:p>
              </table:table-cell>
              <table:table-cell>
                <text:p text:style-name="P2"><text:span text:style-name="T6">UART</text:span></text:p>
              </table:table-cell>
              <table:table-cell/>
              <table:table-cell>
                <text:p text:style-name="P2"><text:span text:style-name="T6"><text:s/></text:span></text:p>
              </table:table-cell>
              <table:table-cell/>
            </table:table-row>
            <table:table-row table:style-name="ro14" table:default-cell-style-name="ce1">
              <table:table-cell>
                <text:p text:style-name="P2"><text:span text:style-name="T6">BL3-1</text:span></text:p>
              </table:table-cell>
              <table:table-cell>
                <text:p text:style-name="P2"><text:span text:style-name="T6">Exeptions</text:span></text:p>
              </table:table-cell>
              <table:table-cell>
                <text:p text:style-name="P2"><text:span text:style-name="T6">MMU</text:span></text:p>
              </table:table-cell>
              <table:table-cell>
                <text:p text:style-name="P2"><text:span text:style-name="T6">GIC</text:span></text:p>
              </table:table-cell>
              <table:table-cell>
                <text:p text:style-name="P2"><text:span text:style-name="T6">CPU PM</text:span></text:p>
              </table:table-cell>
              <table:table-cell>
                <text:p text:style-name="P2"><text:span text:style-name="T6">BL3-2 init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2" draw:layer="layout" svg:width="14.849cm" svg:height="11.136cm" svg:x="3.075cm" svg:y="2.257cm" draw:page-number="6" presentation:class="page"/>
          <draw:frame presentation:style-name="pr3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111" presentation:presentation-page-layout-name="AL1T19">
        <draw:frame presentation:style-name="pr4" draw:layer="layout" svg:width="25.199cm" svg:height="2.597cm" svg:x="1.4cm" svg:y="0.837cm" presentation:class="title" presentation:user-transformed="true">
          <draw:text-box>
            <text:p>Chain Of Trust</text:p>
          </draw:text-box>
        </draw:frame>
        <draw:custom-shape draw:style-name="gr12" draw:text-style-name="P7" draw:layer="layout" svg:width="6.045cm" svg:height="1.136cm" svg:x="5.306cm" svg:y="14.248cm">
          <text:p text:style-name="P4"><text:span text:style-name="T2">Hash of Binary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046cm" svg:height="1.137cm" svg:x="17.619cm" svg:y="14.524cm">
          <text:p text:style-name="P4"><text:span text:style-name="T2">Public Key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113cm" svg:height="0.876cm" svg:x="16.529cm" svg:y="16.326cm">
          <text:p text:style-name="P4"><text:span text:style-name="T2">Trusted Key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114cm" svg:height="0.877cm" svg:x="4.167cm" svg:y="16.262cm">
          <text:p text:style-name="P4"><text:span text:style-name="T2">Private Key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8.772cm" svg:height="3.977cm" svg:x="3.669cm" svg:y="13.736cm">
          <text:p text:style-name="P4"><text:span text:style-name="T2">Content Certific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045cm" svg:height="1.136cm" svg:x="4.433cm" svg:y="15.126cm">
          <text:p text:style-name="P4"><text:span text:style-name="T2">Hash of BL3-x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8.771cm" svg:height="3.978cm" svg:x="15.624cm" svg:y="14.059cm">
          <text:p text:style-name="P4"><text:span text:style-name="T2">Key Certific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6" draw:id="id6" draw:layer="layout" svg:width="6.046cm" svg:height="1.137cm" svg:x="17.309cm" svg:y="15.34cm">
          <text:p text:style-name="P4"><text:span text:style-name="T2">BL3x Public Key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5" draw:id="id5" draw:layer="layout" svg:width="7.541cm" svg:height="0.876cm" svg:x="15.624cm" svg:y="17.161cm">
          <text:p text:style-name="P4"><text:span text:style-name="T2">PrivateTrusted <text:s/>S/ NS Key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7" draw:id="id7" draw:layer="layout" svg:width="5.141cm" svg:height="0.877cm" svg:x="3.669cm" svg:y="16.836cm">
          <text:p text:style-name="P4"><text:span text:style-name="T2">BL3x Private Key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3.841cm" svg:height="5.827cm" svg:x="2.42cm" svg:y="12.947cm">
          <text:p text:style-name="P4"><text:span text:style-name="T2">BL3-x Secur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188cm" svg:height="0.975cm" svg:x="5.15cm" svg:y="9.011cm">
          <text:p text:style-name="P4"><text:span text:style-name="T2">Hash of Binary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53cm" svg:height="0.753cm" svg:x="4.173cm" svg:y="10.74cm">
          <text:p text:style-name="P4"><text:span text:style-name="T2">Private Key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7.529cm" svg:height="3.413cm" svg:x="3.381cm" svg:y="8.88cm">
          <text:p text:style-name="P4"><text:span text:style-name="T2">Content Certific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188cm" svg:height="0.976cm" svg:x="4.377cm" svg:y="9.986cm">
          <text:p text:style-name="P4"><text:span text:style-name="T2">Hash of BL2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2" draw:id="id2" draw:layer="layout" svg:width="5.373cm" svg:height="0.752cm" draw:transform="skewX (0.0158824961931484) rotate (0.0160570291183478) translate (4.338cm 11.417cm)">
          <text:p text:style-name="P4"><text:span text:style-name="T2">Private ROT Key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9.036cm" svg:height="5.001cm" svg:x="2.673cm" svg:y="7.557cm">
          <text:p text:style-name="P4"><text:span text:style-name="T2">BL2 Security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9.459cm" svg:height="5.235cm" svg:x="15.817cm" svg:y="7.712cm">
          <text:p text:style-name="P4"><text:span text:style-name="T2">Trusted Keys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7.882cm" svg:height="3.573cm" svg:x="16.557cm" svg:y="8.97cm">
          <text:p text:style-name="P4"><text:span text:style-name="T2">Key Certific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3" draw:id="id3" draw:layer="layout" svg:width="4.755cm" svg:height="0.788cm" draw:transform="skewX (0.0165806278939461) rotate (0.0160570291183478) translate (16.557cm 11.755cm)">
          <text:p text:style-name="P4"><text:span text:style-name="T2">Private ROT 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6.439cm" svg:height="1.044cm" svg:x="17.226cm" svg:y="10.258cm">
          <text:p text:style-name="P4"><text:span text:style-name="T2">Public S / NS 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1" draw:id="id1" draw:layer="layout" svg:width="6.045cm" svg:height="1.136cm" svg:x="4.77cm" svg:y="5.486cm">
          <text:p text:style-name="P4"><text:span text:style-name="T2">Public ROT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8.866cm" svg:height="3.715cm" svg:x="3.462cm" svg:y="3.434cm">
          <text:p text:style-name="P4"><text:span text:style-name="T2">Secure ROM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045cm" svg:height="1.136cm" svg:x="4.77cm" svg:y="4.35cm">
          <text:p text:style-name="P4"><text:span text:style-name="T2">BL1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line-skew="-1.866cm" svg:x1="4.77cm" svg:y1="6.054cm" svg:x2="4.338cm" svg:y2="11.793cm" draw:start-shape="id1" draw:start-glue-point="3" draw:end-shape="id2" draw:end-glue-point="3" svg:d="M4770 6054h-2800v5739h2368" svg:viewBox="0 0 2801 5740">
          <text:p/>
        </draw:connector>
        <draw:connector draw:style-name="gr17" draw:text-style-name="P4" draw:layer="layout" svg:x1="10.815cm" svg:y1="6.054cm" svg:x2="16.557cm" svg:y2="12.149cm" draw:start-shape="id1" draw:start-glue-point="1" draw:end-shape="id3" draw:end-glue-point="3" svg:d="M10815 6054h2870v6095h2872" svg:viewBox="0 0 5743 6096">
          <text:p/>
        </draw:connector>
        <draw:connector draw:style-name="gr17" draw:text-style-name="P4" draw:layer="layout" draw:line-skew="0.914cm" svg:x1="23.665cm" svg:y1="10.78cm" svg:x2="23.165cm" svg:y2="17.599cm" draw:start-shape="id4" draw:start-glue-point="1" draw:end-shape="id5" draw:end-glue-point="1" svg:d="M23665 10780h1414v6819h-1914" svg:viewBox="0 0 1915 6820">
          <text:p/>
        </draw:connector>
        <draw:connector draw:style-name="gr17" draw:text-style-name="P4" draw:layer="layout" svg:x1="17.309cm" svg:y1="15.908cm" svg:x2="8.81cm" svg:y2="17.274cm" draw:start-shape="id6" draw:start-glue-point="3" draw:end-shape="id7" draw:end-glue-point="1" svg:d="M17309 15908h-4250v1366h-4249" svg:viewBox="0 0 8500 1367">
          <text:p/>
        </draw:connector>
        <presentation:notes draw:style-name="dp2">
          <draw:page-thumbnail draw:style-name="gr2" draw:layer="layout" svg:width="14.849cm" svg:height="11.136cm" svg:x="3.075cm" svg:y="2.257cm" draw:page-number="7" presentation:class="page"/>
          <draw:frame presentation:style-name="pr5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111" presentation:presentation-page-layout-name="AL2T1">
        <draw:frame presentation:style-name="pr2" draw:layer="layout" svg:width="25.199cm" svg:height="3.506cm" svg:x="1.4cm" svg:y="0.837cm" presentation:class="title">
          <draw:text-box>
            <text:p>Certificates</text:p>
          </draw:text-box>
        </draw:frame>
        <draw:frame presentation:style-name="pr6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BL2 content certificate</text:p>
              </text:list-item>
              <text:list-item>
                <text:p>Trusted key certificate</text:p>
              </text:list-item>
              <text:list-item>
                <text:p>BL3-0 key certificate</text:p>
              </text:list-item>
              <text:list-item>
                <text:p>BL3-0 content certificate</text:p>
              </text:list-item>
              <text:list-item>
                <text:p>BL3-1 key certificate</text:p>
              </text:list-item>
              <text:list-item>
                <text:p>BL3-1 content certificate</text:p>
              </text:list-item>
              <text:list-item>
                <text:p>BL3-2 key certificate</text:p>
              </text:list-item>
              <text:list-item>
                <text:p>BL3-2 content certificate</text:p>
              </text:list-item>
              <text:list-item>
                <text:p>BL3-3 key certificate</text:p>
              </text:list-item>
              <text:list-item>
                <text:p>BL3-3 content certificate</text:p>
              </text:list-item>
            </text:list>
          </draw:text-box>
        </draw:frame>
        <presentation:notes draw:style-name="dp2">
          <draw:page-thumbnail draw:style-name="gr2" draw:layer="layout" svg:width="14.849cm" svg:height="11.136cm" svg:x="3.075cm" svg:y="2.257cm" draw:page-number="8" presentation:class="page"/>
          <draw:frame presentation:style-name="pr5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111" presentation:presentation-page-layout-name="AL2T1">
        <draw:frame presentation:style-name="pr2" draw:layer="layout" svg:width="25.199cm" svg:height="3.506cm" svg:x="1.4cm" svg:y="0.837cm" presentation:class="title">
          <draw:text-box>
            <text:p>Chain of Trust KEY's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3">
              <text:list-item>
                <text:p text:style-name="P9">Root of trust key for BL2</text:p>
              </text:list-item>
              <text:list-item>
                <text:p text:style-name="P9">Trusted world key for BL3-0 BL3-1 BL3-2</text:p>
              </text:list-item>
              <text:list-item>
                <text:p text:style-name="P9">Non-trusted world key for BL3-3</text:p>
              </text:list-item>
              <text:list-item>
                <text:p text:style-name="P9">BL3-X keys for content certificates, public part is in key extension field.</text:p>
              </text:list-item>
            </text:list>
          </draw:text-box>
        </draw:frame>
        <presentation:notes draw:style-name="dp2">
          <draw:page-thumbnail draw:style-name="gr2" draw:layer="layout" svg:width="14.849cm" svg:height="11.136cm" svg:x="3.075cm" svg:y="2.257cm" draw:page-number="9" presentation:class="page"/>
          <draw:frame presentation:style-name="pr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111" presentation:presentation-page-layout-name="AL2T1">
        <draw:frame presentation:style-name="pr2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10" draw:layer="layout" svg:width="25.199cm" svg:height="12.179cm" svg:x="1.09cm" svg:y="4.631cm" presentation:class="outline" presentation:user-transformed="true">
          <draw:text-box>
            <text:list text:style-name="L3">
              <text:list-item>
                <text:p text:style-name="P10"><text:span text:style-name="T10"><text:a xlink:href="https://github.com/ARM-software/arm-trusted-firmware/tree/master/docs" xlink:type="simple">https://github.com/ARM-software/arm-trusted-firmware/tree/master/docs</text:a></text:span></text:p>
                <text:p text:style-name="P10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9cm" svg:height="11.136cm" svg:x="3.075cm" svg:y="2.257cm" draw:page-number="10" presentation:class="page"/>
          <draw:frame presentation:style-name="pr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11E4CDBA4E.png" xlink:type="simple" xlink:show="embed" xlink:actuate="onLoad"/>
    <draw:fill-image draw:name="msFillBitmap_20_2" draw:display-name="msFillBitmap 2" xlink:href="Pictures/10000201000004000000031157387BD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11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111-outline1" style:family="presentation">
      <style:graphic-properties draw:stroke="none" draw:fill="none" draw:auto-grow-height="false" draw:fit-to-size="shrink-to-fit">
        <text:list-style style:name="bl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111-outline2" style:family="presentation" style:parent-style-name="bl111-outline1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111-outline3" style:family="presentation" style:parent-style-name="bl111-outline2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111-outline4" style:family="presentation" style:parent-style-name="bl111-outline3">
      <style:paragraph-properties fo:margin-left="0cm" fo:margin-right="0cm" fo:margin-top="0cm" fo:margin-bottom="0.22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111-outline5" style:family="presentation" style:parent-style-name="bl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111-outline6" style:family="presentation" style:parent-style-name="bl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111-outline7" style:family="presentation" style:parent-style-name="bl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111-outline8" style:family="presentation" style:parent-style-name="bl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111-outline9" style:family="presentation" style:parent-style-name="bl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111-subtitle" style:family="presentation">
      <style:graphic-properties draw:stroke="none" draw:fill="none" draw:textarea-vertical-align="middle">
        <text:list-style style:name="bl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111-title" style:family="presentation">
      <style:graphic-properties draw:stroke="none" draw:fill="none" draw:textarea-vertical-align="middle">
        <text:list-style style:name="bl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b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b-outline1" style:family="presentation">
      <style:graphic-properties draw:stroke="none" draw:fill="none" draw:auto-grow-height="false" draw:fit-to-size="shrink-to-fit">
        <text:list-style style:name="b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b-outline2" style:family="presentation" style:parent-style-name="bb-outline1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b-outline3" style:family="presentation" style:parent-style-name="bb-outline2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b-outline4" style:family="presentation" style:parent-style-name="bb-outline3">
      <style:paragraph-properties fo:margin-left="0cm" fo:margin-right="0cm" fo:margin-top="0cm" fo:margin-bottom="0.22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b-outline5" style:family="presentation" style:parent-style-name="bb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b-outline6" style:family="presentation" style:parent-style-name="bb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b-outline7" style:family="presentation" style:parent-style-name="bb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b-outline8" style:family="presentation" style:parent-style-name="bb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b-outline9" style:family="presentation" style:parent-style-name="bb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b-subtitle" style:family="presentation">
      <style:graphic-properties draw:stroke="none" draw:fill="none" draw:textarea-vertical-align="middle">
        <text:list-style style:name="b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b-title" style:family="presentation">
      <style:graphic-properties draw:stroke="none" draw:fill="none" draw:textarea-vertical-align="middle">
        <text:list-style style:name="b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111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11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b-backgroundobjects">
      <style:graphic-properties draw:stroke="none" draw:fill="none" draw:fill-color="#ffffff" draw:auto-grow-height="false" fo:min-height="1.485cm"/>
    </style:style>
    <style:style style:name="Mpr7" style:family="presentation" style:parent-style-name="b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111" style:page-layout-name="PM1" draw:style-name="Mdp2">
      <draw:frame presentation:style-name="bl111-title" draw:layer="backgroundobjects" svg:width="25.199cm" svg:height="3.506cm" svg:x="1.4cm" svg:y="0.837cm" presentation:class="title" presentation:placeholder="true">
        <draw:text-box/>
      </draw:frame>
      <draw:frame presentation:style-name="bl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111-title" draw:layer="backgroundobjects" svg:width="14.849cm" svg:height="11.136cm" svg:x="3.075cm" svg:y="2.257cm" presentation:class="page"/>
        <draw:frame presentation:style-name="bl111-notes" draw:layer="backgroundobjects" svg:width="16.8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b" style:page-layout-name="PM1" draw:style-name="Mdp3">
      <draw:frame presentation:style-name="bb-title" draw:layer="backgroundobjects" svg:width="25.199cm" svg:height="3.506cm" svg:x="1.4cm" svg:y="0.837cm" presentation:class="title" presentation:placeholder="true">
        <draw:text-box/>
      </draw:frame>
      <draw:frame presentation:style-name="bb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b-title" draw:layer="backgroundobjects" svg:width="14.849cm" svg:height="11.136cm" svg:x="3.075cm" svg:y="2.257cm" presentation:class="page"/>
        <draw:frame presentation:style-name="bb-notes" draw:layer="backgroundobjects" svg:width="16.8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0T14:54:45.223214055</meta:creation-date>
    <meta:generator>LibreOffice/4.2.7.2$Linux_X86_64 LibreOffice_project/420m0$Build-2</meta:generator>
    <dc:date>2015-05-28T01:31:55.107116706</dc:date>
    <meta:editing-duration>PT20H45M58S</meta:editing-duration>
    <meta:editing-cycles>48</meta:editing-cycles>
    <meta:document-statistic meta:object-count="167"/>
  </office:meta>
</office:document-meta>
</file>